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1"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4"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5"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6"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7"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8"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9"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90"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1"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2"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5" style:family="paragraph" style:parent-style-name="Standard" style:list-style-name="L2">
      <style:text-properties fo:font-size="6pt" officeooo:rsid="031bb53d" officeooo:paragraph-rsid="031bb53d" style:font-size-asian="6pt" style:font-size-complex="6pt"/>
    </style:style>
    <style:style style:name="P196" style:family="paragraph" style:parent-style-name="Standard" style:list-style-name="L2">
      <style:text-properties fo:font-size="6pt" officeooo:rsid="003d67a3" officeooo:paragraph-rsid="01b13904" style:font-size-asian="6pt" style:font-size-complex="6pt"/>
    </style:style>
    <style:style style:name="P197" style:family="paragraph" style:parent-style-name="Standard" style:list-style-name="L2">
      <style:text-properties fo:font-size="6pt" officeooo:rsid="0049410d" officeooo:paragraph-rsid="01b13904" style:font-size-asian="6pt" style:font-size-complex="6pt"/>
    </style:style>
    <style:style style:name="P19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0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1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3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23304c0"/>
    </style:style>
    <style:style style:name="T357" style:family="text">
      <style:text-properties officeooo:rsid="023a8061"/>
    </style:style>
    <style:style style:name="T358" style:family="text">
      <style:text-properties officeooo:rsid="023c663a"/>
    </style:style>
    <style:style style:name="T359" style:family="text">
      <style:text-properties officeooo:rsid="023daa74"/>
    </style:style>
    <style:style style:name="T360" style:family="text">
      <style:text-properties officeooo:rsid="02488890"/>
    </style:style>
    <style:style style:name="T361" style:family="text">
      <style:text-properties officeooo:rsid="024bf1cf"/>
    </style:style>
    <style:style style:name="T362" style:family="text">
      <style:text-properties officeooo:rsid="024e5240"/>
    </style:style>
    <style:style style:name="T363" style:family="text">
      <style:text-properties officeooo:rsid="0250534b"/>
    </style:style>
    <style:style style:name="T364" style:family="text">
      <style:text-properties officeooo:rsid="0253234f"/>
    </style:style>
    <style:style style:name="T365" style:family="text">
      <style:text-properties officeooo:rsid="024f0ff8" fo:background-color="transparent" loext:char-shading-value="0"/>
    </style:style>
    <style:style style:name="T366" style:family="text">
      <style:text-properties officeooo:rsid="00086c8e" fo:background-color="transparent" loext:char-shading-value="0"/>
    </style:style>
    <style:style style:name="T367" style:family="text">
      <style:text-properties officeooo:rsid="025c76cf"/>
    </style:style>
    <style:style style:name="T368" style:family="text">
      <style:text-properties officeooo:rsid="0264e746"/>
    </style:style>
    <style:style style:name="T369" style:family="text">
      <style:text-properties officeooo:rsid="026c7f0f"/>
    </style:style>
    <style:style style:name="T370" style:family="text">
      <style:text-properties officeooo:rsid="0270390a"/>
    </style:style>
    <style:style style:name="T371" style:family="text">
      <style:text-properties officeooo:rsid="0006e6f8"/>
    </style:style>
    <style:style style:name="T372" style:family="text">
      <style:text-properties officeooo:rsid="028a0774"/>
    </style:style>
    <style:style style:name="T373" style:family="text">
      <style:text-properties style:text-line-through-style="none" style:text-line-through-type="none" fo:font-style="normal" style:text-underline-style="none" officeooo:rsid="02998615" style:font-style-asian="normal" style:font-style-complex="normal"/>
    </style:style>
    <style:style style:name="T374" style:family="text">
      <style:text-properties style:text-line-through-style="none" style:text-line-through-type="none" fo:font-style="normal" style:text-underline-style="none" officeooo:rsid="029ad66b" style:font-style-asian="normal" style:font-style-complex="normal"/>
    </style:style>
    <style:style style:name="T375" style:family="text">
      <style:text-properties style:text-line-through-style="none" style:text-line-through-type="none" fo:font-style="normal" style:text-underline-style="none" officeooo:rsid="029bb9a7" style:font-style-asian="normal" style:font-style-complex="normal"/>
    </style:style>
    <style:style style:name="T376" style:family="text">
      <style:text-properties style:text-line-through-style="none" style:text-line-through-type="none" fo:font-style="normal" style:text-underline-style="none" officeooo:rsid="029c4089" style:font-style-asian="normal" style:font-style-complex="normal"/>
    </style:style>
    <style:style style:name="T377" style:family="text">
      <style:text-properties style:text-line-through-style="none" style:text-line-through-type="none" fo:font-style="normal" style:text-underline-style="none" officeooo:rsid="02a5776e" style:font-style-asian="normal" style:font-style-complex="normal"/>
    </style:style>
    <style:style style:name="T378" style:family="text">
      <style:text-properties style:text-line-through-style="none" style:text-line-through-type="none" fo:font-style="normal" style:text-underline-style="none" officeooo:rsid="02af51ad" style:font-style-asian="normal" style:font-style-complex="normal"/>
    </style:style>
    <style:style style:name="T379" style:family="text">
      <style:text-properties style:text-line-through-style="none" style:text-line-through-type="none" fo:font-style="normal" style:text-underline-style="none" officeooo:rsid="02c8891a" style:font-style-asian="normal" style:font-style-complex="normal"/>
    </style:style>
    <style:style style:name="T380" style:family="text">
      <style:text-properties style:text-line-through-style="none" style:text-line-through-type="none" fo:font-style="normal" style:text-underline-style="none" officeooo:rsid="03147ebc" style:font-style-asian="normal" style:font-style-complex="normal"/>
    </style:style>
    <style:style style:name="T381"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8"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9"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0" style:family="text">
      <style:text-properties officeooo:rsid="028e17e1"/>
    </style:style>
    <style:style style:name="T391" style:family="text">
      <style:text-properties officeooo:rsid="0295432f"/>
    </style:style>
    <style:style style:name="T392" style:family="text">
      <style:text-properties officeooo:rsid="029c4089"/>
    </style:style>
    <style:style style:name="T393" style:family="text">
      <style:text-properties officeooo:rsid="029c5bf6"/>
    </style:style>
    <style:style style:name="T394" style:family="text">
      <style:text-properties officeooo:rsid="02a75c7b"/>
    </style:style>
    <style:style style:name="T395" style:family="text">
      <style:text-properties officeooo:rsid="02ae221d"/>
    </style:style>
    <style:style style:name="T396" style:family="text">
      <style:text-properties officeooo:rsid="02b045f8"/>
    </style:style>
    <style:style style:name="T397" style:family="text">
      <style:text-properties officeooo:rsid="02b09f9b"/>
    </style:style>
    <style:style style:name="T398" style:family="text">
      <style:text-properties officeooo:rsid="02b5a5f4"/>
    </style:style>
    <style:style style:name="T399" style:family="text">
      <style:text-properties officeooo:rsid="02b7baf8"/>
    </style:style>
    <style:style style:name="T400" style:family="text">
      <style:text-properties officeooo:rsid="02bac7c9"/>
    </style:style>
    <style:style style:name="T401" style:family="text">
      <style:text-properties officeooo:rsid="02bebe3b"/>
    </style:style>
    <style:style style:name="T402" style:family="text">
      <style:text-properties officeooo:rsid="02c55eef"/>
    </style:style>
    <style:style style:name="T403" style:family="text">
      <style:text-properties officeooo:rsid="02d2092c"/>
    </style:style>
    <style:style style:name="T404" style:family="text">
      <style:text-properties officeooo:rsid="02d86d6c"/>
    </style:style>
    <style:style style:name="T405" style:family="text">
      <style:text-properties officeooo:rsid="02e282b9"/>
    </style:style>
    <style:style style:name="T406" style:family="text">
      <style:text-properties officeooo:rsid="02f2ba1f"/>
    </style:style>
    <style:style style:name="T407" style:family="text">
      <style:text-properties officeooo:rsid="02f63819"/>
    </style:style>
    <style:style style:name="T408" style:family="text">
      <style:text-properties officeooo:rsid="02fad434"/>
    </style:style>
    <style:style style:name="T409" style:family="text">
      <style:text-properties officeooo:rsid="02fc503d"/>
    </style:style>
    <style:style style:name="T410" style:family="text">
      <style:text-properties officeooo:rsid="02fcfe42"/>
    </style:style>
    <style:style style:name="T411" style:family="text">
      <style:text-properties officeooo:rsid="02ff0c76"/>
    </style:style>
    <style:style style:name="T412" style:family="text">
      <style:text-properties officeooo:rsid="02ffbb48"/>
    </style:style>
    <style:style style:name="T413" style:family="text">
      <style:text-properties officeooo:rsid="030030ba"/>
    </style:style>
    <style:style style:name="T414" style:family="text">
      <style:text-properties officeooo:rsid="0300607e"/>
    </style:style>
    <style:style style:name="T415" style:family="text">
      <style:text-properties officeooo:rsid="03061890"/>
    </style:style>
    <style:style style:name="T416" style:family="text">
      <style:text-properties officeooo:rsid="03088f30"/>
    </style:style>
    <style:style style:name="T417" style:family="text">
      <style:text-properties officeooo:rsid="030935c6"/>
    </style:style>
    <style:style style:name="T418" style:family="text">
      <style:text-properties officeooo:rsid="030952c5"/>
    </style:style>
    <style:style style:name="T419" style:family="text">
      <style:text-properties officeooo:rsid="030ce8d5"/>
    </style:style>
    <style:style style:name="T420" style:family="text">
      <style:text-properties officeooo:rsid="0317832d"/>
    </style:style>
    <style:style style:name="T421" style:family="text">
      <style:text-properties officeooo:rsid="031c2bb1"/>
    </style:style>
    <style:style style:name="T422" style:family="text">
      <style:text-properties officeooo:rsid="0320f04d"/>
    </style:style>
    <style:style style:name="T423" style:family="text">
      <style:text-properties officeooo:rsid="0321ecc3"/>
    </style:style>
    <style:style style:name="T424" style:family="text">
      <style:text-properties officeooo:rsid="032c2b76"/>
    </style:style>
    <style:style style:name="T425" style:family="text">
      <style:text-properties officeooo:rsid="032d1ae0"/>
    </style:style>
    <style:style style:name="T426" style:family="text">
      <style:text-properties officeooo:rsid="032ee59b"/>
    </style:style>
    <style:style style:name="T427" style:family="text">
      <style:text-properties officeooo:rsid="03311490"/>
    </style:style>
    <style:style style:name="T428" style:family="text">
      <style:text-properties officeooo:rsid="0333ea89"/>
    </style:style>
    <style:style style:name="T429" style:family="text">
      <style:text-properties officeooo:rsid="0335714d"/>
    </style:style>
    <style:style style:name="T430" style:family="text">
      <style:text-properties officeooo:rsid="03398125"/>
    </style:style>
    <style:style style:name="T431" style:family="text">
      <style:text-properties officeooo:rsid="03413bc8"/>
    </style:style>
    <style:style style:name="T432" style:family="text">
      <style:text-properties officeooo:rsid="0342c73b"/>
    </style:style>
    <style:style style:name="T433" style:family="text">
      <style:text-properties officeooo:rsid="03432940"/>
    </style:style>
    <style:style style:name="T434" style:family="text">
      <style:text-properties officeooo:rsid="0347c345"/>
    </style:style>
    <style:style style:name="T435" style:family="text">
      <style:text-properties officeooo:rsid="034ae142"/>
    </style:style>
    <style:style style:name="T436" style:family="text">
      <style:text-properties officeooo:rsid="034c6817"/>
    </style:style>
    <style:style style:name="T437" style:family="text">
      <style:text-properties officeooo:rsid="03559501"/>
    </style:style>
    <style:style style:name="T438" style:family="text">
      <style:text-properties officeooo:rsid="0355ed92"/>
    </style:style>
    <style:style style:name="T439" style:family="text">
      <style:text-properties officeooo:rsid="03567e16"/>
    </style:style>
    <style:style style:name="T440" style:family="text">
      <style:text-properties officeooo:rsid="0357667c"/>
    </style:style>
    <style:style style:name="T441" style:family="text">
      <style:text-properties officeooo:rsid="035da5a1"/>
    </style:style>
    <style:style style:name="T442" style:family="text">
      <style:text-properties officeooo:rsid="036070ef"/>
    </style:style>
    <style:style style:name="T443" style:family="text">
      <style:text-properties officeooo:rsid="03616dd3"/>
    </style:style>
    <style:style style:name="T444" style:family="text">
      <style:text-properties officeooo:rsid="03650913"/>
    </style:style>
    <style:style style:name="T445" style:family="text">
      <style:text-properties officeooo:rsid="03657c60"/>
    </style:style>
    <style:style style:name="T446" style:family="text">
      <style:text-properties officeooo:rsid="0379141a"/>
    </style:style>
    <style:style style:name="T447" style:family="text">
      <style:text-properties officeooo:rsid="037b0fc7"/>
    </style:style>
    <style:style style:name="T448" style:family="text">
      <style:text-properties officeooo:rsid="037d8312"/>
    </style:style>
    <style:style style:name="T449" style:family="text">
      <style:text-properties officeooo:rsid="03802ea9"/>
    </style:style>
    <style:style style:name="T450" style:family="text">
      <style:text-properties officeooo:rsid="0381bdf9"/>
    </style:style>
    <style:style style:name="T451" style:family="text">
      <style:text-properties officeooo:rsid="0383c415"/>
    </style:style>
    <style:style style:name="T452" style:family="text">
      <style:text-properties officeooo:rsid="038eba19"/>
    </style:style>
    <style:style style:name="T453" style:family="text">
      <style:text-properties officeooo:rsid="03940c1e"/>
    </style:style>
    <style:style style:name="T454" style:family="text">
      <style:text-properties officeooo:rsid="0396d3e2"/>
    </style:style>
    <style:style style:name="T455" style:family="text">
      <style:text-properties officeooo:rsid="039bcb07"/>
    </style:style>
    <style:style style:name="T456" style:family="text">
      <style:text-properties officeooo:rsid="039dcb9d"/>
    </style:style>
    <style:style style:name="T457" style:family="text">
      <style:text-properties officeooo:rsid="039fd5a5"/>
    </style:style>
    <style:style style:name="T458" style:family="text">
      <style:text-properties officeooo:rsid="03a04c5f"/>
    </style:style>
    <style:style style:name="T459" style:family="text">
      <style:text-properties officeooo:rsid="03a491b4"/>
    </style:style>
    <style:style style:name="T460" style:family="text">
      <style:text-properties officeooo:rsid="03ab9c45"/>
    </style:style>
    <style:style style:name="T461" style:family="text">
      <style:text-properties officeooo:rsid="03aee4dc"/>
    </style:style>
    <style:style style:name="T462" style:family="text">
      <style:text-properties officeooo:rsid="03af8229"/>
    </style:style>
    <style:style style:name="T463" style:family="text">
      <style:text-properties officeooo:rsid="03b15e2c"/>
    </style:style>
    <style:style style:name="T464" style:family="text">
      <style:text-properties officeooo:rsid="03b2706b"/>
    </style:style>
    <style:style style:name="T465" style:family="text">
      <style:text-properties officeooo:rsid="03b6629b"/>
    </style:style>
    <style:style style:name="T466" style:family="text">
      <style:text-properties officeooo:rsid="03bc9d3c"/>
    </style:style>
    <style:style style:name="T467" style:family="text">
      <style:text-properties officeooo:rsid="03c0772d"/>
    </style:style>
    <style:style style:name="T468" style:family="text">
      <style:text-properties officeooo:rsid="03c37acd"/>
    </style:style>
    <style:style style:name="T469" style:family="text">
      <style:text-properties officeooo:rsid="03c3948c"/>
    </style:style>
    <style:style style:name="T470" style:family="text">
      <style:text-properties officeooo:rsid="03c6ef4f"/>
    </style:style>
    <style:style style:name="T471" style:family="text">
      <style:text-properties officeooo:rsid="03d30385"/>
    </style:style>
    <style:style style:name="T472" style:family="text">
      <style:text-properties officeooo:rsid="03d4e61a"/>
    </style:style>
    <style:style style:name="T473" style:family="text">
      <style:text-properties officeooo:rsid="03d70e32"/>
    </style:style>
    <style:style style:name="T474" style:family="text">
      <style:text-properties officeooo:rsid="03dee8ee"/>
    </style:style>
    <style:style style:name="T475" style:family="text">
      <style:text-properties officeooo:rsid="03df33ca"/>
    </style:style>
    <style:style style:name="T476" style:family="text">
      <style:text-properties officeooo:rsid="03e128a3"/>
    </style:style>
    <style:style style:name="T477" style:family="text">
      <style:text-properties officeooo:rsid="03e45ec9"/>
    </style:style>
    <style:style style:name="T478" style:family="text">
      <style:text-properties officeooo:rsid="03e6fa34"/>
    </style:style>
    <style:style style:name="T479" style:family="text">
      <style:text-properties officeooo:rsid="03e8d7ff"/>
    </style:style>
    <style:style style:name="T480" style:family="text">
      <style:text-properties officeooo:rsid="03e9485b"/>
    </style:style>
    <style:style style:name="T481" style:family="text">
      <style:text-properties officeooo:rsid="03eedec4"/>
    </style:style>
    <style:style style:name="T482" style:family="text">
      <style:text-properties officeooo:rsid="03f06e64"/>
    </style:style>
    <style:style style:name="T483" style:family="text">
      <style:text-properties officeooo:rsid="03f0c3aa"/>
    </style:style>
    <style:style style:name="T484" style:family="text">
      <style:text-properties officeooo:rsid="03f392d4"/>
    </style:style>
    <style:style style:name="T485" style:family="text">
      <style:text-properties officeooo:rsid="0401c523"/>
    </style:style>
    <style:style style:name="T486" style:family="text">
      <style:text-properties officeooo:rsid="040cd1c0"/>
    </style:style>
    <style:style style:name="T487" style:family="text">
      <style:text-properties officeooo:rsid="04131f07"/>
    </style:style>
    <style:style style:name="T488" style:family="text">
      <style:text-properties officeooo:rsid="04142cf8"/>
    </style:style>
    <style:style style:name="T489" style:family="text">
      <style:text-properties officeooo:rsid="0418d101"/>
    </style:style>
    <style:style style:name="T490" style:family="text">
      <style:text-properties officeooo:rsid="041d51fa"/>
    </style:style>
    <style:style style:name="T491" style:family="text">
      <style:text-properties officeooo:rsid="041dd741"/>
    </style:style>
    <style:style style:name="T492" style:family="text">
      <style:text-properties officeooo:rsid="04224a44"/>
    </style:style>
    <style:style style:name="T493" style:family="text">
      <style:text-properties officeooo:rsid="0423383d"/>
    </style:style>
    <style:style style:name="T494" style:family="text">
      <style:text-properties officeooo:rsid="0426442e"/>
    </style:style>
    <style:style style:name="T495" style:family="text">
      <style:text-properties officeooo:rsid="042954ff"/>
    </style:style>
    <style:style style:name="T496" style:family="text">
      <style:text-properties officeooo:rsid="0432a997"/>
    </style:style>
    <style:style style:name="T497" style:family="text">
      <style:text-properties officeooo:rsid="043a7d97"/>
    </style:style>
    <style:style style:name="T498" style:family="text">
      <style:text-properties officeooo:rsid="043bdac3"/>
    </style:style>
    <style:style style:name="T499" style:family="text">
      <style:text-properties officeooo:rsid="0445578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400">estrelas serão u termometro para qualidade.</text:span></text:p>
      <text:list xml:id="list8994492919700646458" text:style-name="L1">
        <text:list-item>
          <text:p text:style-name="P194"><text:span text:style-name="T3">Participante estátco </text:span><text:span text:style-name="T72">ou alvo</text:span>, pessoa cadastrada ou não no sistema <text:s/><text:span text:style-name="T436">e possíves candidatos a trabalhar durante o evento caso algo de errado aconteça</text:span></text:p>
        </text:list-item>
        <text:list-item>
          <text:p text:style-name="P194"><text:span text:style-name="T3">Participante dinâmico,</text:span> representa todos os envolvidos na produção, performanse controle etc. <text:span text:style-name="T424">d</text:span>o evento.</text:p>
        </text:list-item>
        <text:list-item>
          <text:p text:style-name="P194"><text:span text:style-name="T3">Participante principal,</text:span> define investidores, ou promotores de eventos cujo desempenha trabalho adiministrativo antes, durante e depois do evento <text:span text:style-name="T425">e fornecimento de insumos</text:span>.</text:p>
        </text:list-item>
      </text:list>
      <text:p text:style-name="P177">→<text:span text:style-name="T470"> cadastrar:</text:span></text:p>
      <text:p text:style-name="P177"><text:tab/><text:span text:style-name="T277">oferece um sitema de cadastro do participante permitindo a seleção de loja servidor ou participante comum.</text:span></text:p>
      <text:p text:style-name="P22"><text:span text:style-name="T470">→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5">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76"><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7">e</text:span> rede socia<text:span text:style-name="T367">is</text:span> que o mesmo tiver indicado, além de fazer com que esses dados se tornem persistente no banco de dados, tabém deve compartilhar na conta da rede social do usuário, uma publicação do siste<text:span text:style-name="T482">ma</text:span> compartilhar ma casa g<text:span text:style-name="T483">o</text:span>urmet para que outros possam conhecer.</text:p>
      <text:p text:style-name="P68">→<text:span text:style-name="T391"> </text:span><text:span text:style-name="T47">CompararDados</text:span><text:span text:style-name="T391">:</text:span></text:p>
      <text:p text:style-name="P68"><text:tab/><text:span text:style-name="T391">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3"> </text:span><text:span text:style-name="T48">Cooperadores</text:span><text:span text:style-name="T393">:</text:span></text:p>
      <text:p text:style-name="P67"><text:tab/><text:span text:style-name="T393">deve ter acesso a lista de amigos, participantes do evento e pessoas da vitrine, para selecionar e lhes dar acesso aos dados já produzidos fornecer um sistema de seleção dos mesmos para participar da criação.</text:span></text:p>
      <text:p text:style-name="P67">→<text:span text:style-name="T453"> </text:span><text:span text:style-name="T100">interagirCom</text:span><text:span text:style-name="T453">:</text:span></text:p>
      <text:p text:style-name="P67"><text:tab/><text:span text:style-name="T453">Serviço de controle de acesso de usuários cooperadores.</text:span></text:p>
      <text:p text:style-name="P67">→<text:span text:style-name="T453"> </text:span><text:span text:style-name="T100">mesclagem</text:span><text:span text:style-name="T453">:</text:span></text:p>
      <text:p text:style-name="P67"><text:tab/><text:span text:style-name="T453">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2">D</text:span>eve ofertar toda <text:span text:style-name="T373">um sistema de criação de propagandas, <text:s/>de ser possível anexa o evento, impulsiona-los, <text:s/>de compartilhamento em redes sociais al</text:span><text:span text:style-name="T377">é</text:span><text:span text:style-name="T373">m de fornecer uma entrada para o s</text:span><text:span text:style-name="T377">i</text:span><text:span text:style-name="T373">stema de criação de eventos, deve tabém garantir os dados <text:s/>temporarios uma vez que sejá iniciados uma criação de propaganda. </text:span><text:span text:style-name="T374">Deve conter alterações e exclusão buscas de propagandas do ra</text:span><text:span text:style-name="T379">s</text:span><text:span text:style-name="T374">cunho e eventos prontos, </text:span><text:span text:style-name="T380">além de permirti que todas as propagandas sejam salvas em uma lista para serem recuperadas depois.</text:span></text:p>
      <text:p text:style-name="P64"><text:span text:style-name="T380">→ </text:span><text:span text:style-name="T382">ListaDePropaganas</text:span><text:span text:style-name="T380">:</text:span></text:p>
      <text:p text:style-name="P65"><text:span text:style-name="T380"><text:tab/></text:span><text:span text:style-name="T388">Consiste em mostrar todas as </text:span><text:span text:style-name="T389">propagandas</text:span><text:span text:style-name="T388"> cadastrados no sistema pelo usuário e tabém as </text:span><text:span text:style-name="T389">propagandas</text:span><text:span text:style-name="T388"> públicas, podendo ser selecionados, e permitindo acesso para edição de acordo com o nível de permição do usuário com a </text:span><text:span text:style-name="T389">propagandas</text:span><text:span text:style-name="T388">. <text:s/>Quando utilizados devem fornercer estrelas para seu criador.</text:span></text:p>
      <text:p text:style-name="P64"><text:span text:style-name="T374">→</text:span><text:span text:style-name="T375"> </text:span><text:span text:style-name="T381">Modalidades</text:span><text:span text:style-name="T375">:</text:span></text:p>
      <text:p text:style-name="P183"><text:tab/>Deve apresentar modalidades para a propaganda, que poderar ser cooperativa, privada, <text:span text:style-name="T395">e demais restrições.</text:span></text:p>
      <text:p text:style-name="P63">→<text:span text:style-name="T392"> </text:span><text:span text:style-name="T50">feedback</text:span><text:span text:style-name="T392">:</text:span></text:p>
      <text:p text:style-name="P63"><text:span text:style-name="T375"><text:tab/></text:span><text:span text:style-name="T378">Ária reser</text:span><text:span text:style-name="T376">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0">Deve também </text:span>oferecer o cadastramento específicos, como cadastro para participante dinâmico ou estáticos, empresas e investidores anjos. <text:span text:style-name="T370">O cadastro deve oferecer a possibilidade de cadastrar quantas redes sociais o usuário achar necessário</text:span>. <text:span text:style-name="T369">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6">Oferece</text:span> um editor de promoções para propagandas, eventos etc.</text:p>
      <text:p text:style-name="P146">→<text:span text:style-name="T476"> </text:span><text:span text:style-name="T119">destaques</text:span><text:span text:style-name="T476">:</text:span></text:p>
      <text:p text:style-name="P146"><text:tab/><text:span text:style-name="T476">Apresenta as promoções, propagandas e atividades melhores avaliadas ou impulsionadas. </text:span></text:p>
      <text:p text:style-name="P146">→<text:span text:style-name="T477"> </text:span><text:span text:style-name="T120">atividade</text:span><text:span text:style-name="T477">:</text:span></text:p>
      <text:p text:style-name="P146"><text:tab/><text:span text:style-name="T477">Sistema de apresentação da produção de cada indivíduo com acesso à comercialização, histórico.</text:span></text:p>
      <text:p text:style-name="P146">→<text:span text:style-name="T486"> </text:span><text:span text:style-name="T136">editorDeAtivicdades</text:span><text:span text:style-name="T486">:</text:span></text:p>
      <text:p text:style-name="P146"><text:tab/><text:span text:style-name="T486">Permite ao usuário a alteração dos dados de históricos contruidos eventos participados criações entre outras coisas.</text:span></text:p>
      <text:p text:style-name="P146">→<text:span text:style-name="T478"> </text:span><text:span text:style-name="T121">raioDeInclusao</text:span><text:span text:style-name="T478">:</text:span></text:p>
      <text:p text:style-name="P146"><text:tab/><text:span text:style-name="T478">Determina a vizão dos participantes por ária. Deve garantir um numero mínimo de pessoas a serem atingidas.</text:span></text:p>
      <text:p text:style-name="P146">→<text:span text:style-name="T441"> </text:span><text:span text:style-name="T82">gatilhoDePromocao</text:span><text:span text:style-name="T441">:</text:span></text:p>
      <text:p text:style-name="P146"><text:tab/><text:span text:style-name="T441">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68"> </text:span><text:s/><text:span text:style-name="T38">outdoor</text:span><text:span text:style-name="T3">:</text:span></text:p>
      <text:p text:style-name="P58"><text:tab/><text:span text:style-name="T2">Pá</text:span>gina principal da aplicação o<text:span text:style-name="T356">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5"> Para ususários externos ao sistema deve-se restringir a visualização para vitrine, criação de eventos, lobby de festas e loja/compras.</text:span></text:p>
      <text:p text:style-name="P58"><text:span text:style-name="T385">→</text:span><text:span text:style-name="T387"> </text:span><text:span text:style-name="T384">Dados do evento:</text:span></text:p>
      <text:p text:style-name="P182"><text:tab/>sistema de <text:span text:style-name="T481">exibição</text:span> de dados do sistema, como data, numero de pessoas trabalhando, <text:span text:style-name="T481">transações</text:span> etc.</text:p>
      <text:p text:style-name="P58"><text:span text:style-name="T385">→</text:span><text:span text:style-name="T386"> </text:span><text:span text:style-name="T383">Lobby de festas</text:span><text:span text:style-name="T386">:</text:span></text:p>
      <text:p text:style-name="P181"><text:tab/>Apresentará de forma gráfica todos os eventos cadastrado no mapa, com um sinalizador em forma circular representando o alcance do evendo. Deve dar acesso a o sistema de impulsionamento de eventos al<text:span text:style-name="T396">é</text:span>m de possibilitar a participação de usuários a festa, <text:s/><text:span text:style-name="T396">e</text:span> de mostrar propaganda<text:span text:style-name="T397">s</text:span> do evento caso o usuário necessite, a lista de propagandas cadastradas e um buscador de eventos.</text:p>
      <text:p text:style-name="P181">→<text:span text:style-name="T471"> </text:span><text:span text:style-name="T115">treajetoParticipanteDestino</text:span><text:span text:style-name="T471">:</text:span></text:p>
      <text:p text:style-name="P181"><text:tab/><text:span text:style-name="T471">Visa encontrar a menor distancia entre o participante e o evento considerando rotas perigosas, e marcando-as no mapa.</text:span></text:p>
      <text:p text:style-name="P181">→<text:span text:style-name="T451"> </text:span><text:span text:style-name="T97">acessar</text:span><text:span text:style-name="T451">:</text:span></text:p>
      <text:p text:style-name="P181"><text:tab/><text:span text:style-name="T451">Sistema de acesso a criação de eventos, vitrine,perfil pessoal, agenda pessoal.</text:span></text:p>
      <text:p text:style-name="P181">→<text:span text:style-name="T451"> </text:span><text:span text:style-name="T96">mapas</text:span><text:span text:style-name="T451">:</text:span></text:p>
      <text:p text:style-name="P181"><text:tab/><text:span text:style-name="T451">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3"> </text:span><text:span text:style-name="T83">EnviarEmail</text:span><text:span text:style-name="T443">:</text:span></text:p>
      <text:p text:style-name="P55"><text:tab/><text:span text:style-name="T443">Sistema que possibilita a criação e envio de e-mails para podendo criar uma lista de contatos de e-mails.</text:span></text:p>
      <text:p text:style-name="P55">→<text:span text:style-name="T444"> </text:span><text:span text:style-name="T84">ListaDeDialogos</text:span><text:span text:style-name="T444">:</text:span></text:p>
      <text:p text:style-name="P55"><text:tab/><text:span text:style-name="T444">Permite a persistência de conversas dos usuários em ambos os celulares com todos os dados de hora e de forma cronologica não podendo ser alteradas pelo usuário.</text:span></text:p>
      <text:p text:style-name="P55">→<text:span text:style-name="T445"> </text:span><text:span text:style-name="T85">BloquioDeParticipantes</text:span><text:span text:style-name="T445">:</text:span></text:p>
      <text:p text:style-name="P55"><text:tab/><text:span text:style-name="T445">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1"><text:tab/></text:span></text:p>
      <text:p text:style-name="P54">→<text:span text:style-name="T431"> </text:span><text:span text:style-name="T74">Transazcao</text:span><text:span text:style-name="T431">:</text:span></text:p>
      <text:p text:style-name="P54"><text:tab/><text:span text:style-name="T431">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2"><text:tab/>Aumenta o ancase em função da arvore de do item e visualização.</text:p>
      <text:p text:style-name="P18"><text:span text:style-name="T276">→ </text:span><text:span text:style-name="T114">propulsor</text:span><text:span text:style-name="T276">:</text:span></text:p>
      <text:p text:style-name="P131"><text:tab/>Utiliza geraRaio e GeraAlcanseEmProfundidade para preencher propagandas aleatoriamente.</text:p>
      <text:p text:style-name="P130">→<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2"> </text:span><text:span text:style-name="T99">ControleDeValores</text:span><text:span text:style-name="T452">:</text:span></text:p>
      <text:p text:style-name="P13"><text:tab/><text:span text:style-name="T452">Tem função de criar uma interface para quantificar o uso de valores do investimento para compra de produtos.</text:span></text:p>
      <text:p text:style-name="P13">→<text:span text:style-name="T406"> </text:span><text:span text:style-name="T60">GerarComandas</text:span><text:span text:style-name="T406">:</text:span></text:p>
      <text:p text:style-name="P19"><text:tab/><text:span text:style-name="T406">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4"> </text:span><text:span text:style-name="T63">VisualizadorDe</text:span><text:span text:style-name="T118">Propaganda</text:span><text:span text:style-name="T474">:</text:span></text:p>
      <text:p text:style-name="P19"><text:tab/><text:span text:style-name="T475">Apresenta a propaganda e suas caracteristicas.</text:span></text:p>
      <text:p text:style-name="P19">→<text:span text:style-name="T474"> </text:span><text:span text:style-name="T63">VisualizadorDe</text:span><text:span text:style-name="T118">Promocao</text:span><text:span text:style-name="T474">:</text:span></text:p>
      <text:p text:style-name="P51">apresenta a promoção e suas caracteristicas.</text:p>
      <text:p text:style-name="P13">→<text:span text:style-name="T410"> </text:span><text:span text:style-name="T63">VisualizadorDe</text:span><text:span text:style-name="T116">Produtos</text:span><text:span text:style-name="T410">:</text:span></text:p>
      <text:p text:style-name="P13"><text:tab/><text:span text:style-name="T410">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2"> </text:span><text:span text:style-name="T3">ListaDeParticipantes</text:span>:</text:p>
      <text:p text:style-name="P48"><text:tab/>Apresenta todos os participantes do sistema apartir de sua proximidade com o usuário, sepanrandos em empresas servidores e participantes.<text:span text:style-name="T473">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4">tempo</text:span>, exemplo convida para evento que chama o evento, ou convidar para cooperar que chama cooperar.</text:p>
      <text:p text:style-name="P47">→<text:span text:style-name="T489"> </text:span><text:span text:style-name="T126">Convite</text:span><text:span text:style-name="T489">:</text:span></text:p>
      <text:p text:style-name="P47"><text:tab/><text:span text:style-name="T489">Envia uma mensagem para um usuário da vitrine, em caso </text:span><text:soft-page-break/><text:span text:style-name="T489">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8"> </text:span><text:span text:style-name="T51">SistemaDeSusgestão</text:span><text:span text:style-name="T398">:</text:span></text:p>
      <text:p text:style-name="P13"><text:tab/><text:span text:style-name="T398">Garante que durante as pesquisas havera um valor intermediário entre os mas qualificados, mais estrelas, e com moir volume de impulsionamento de empresas e ususários.</text:span></text:p>
      <text:p text:style-name="P15">→ <text:span text:style-name="T36">administração de</text:span><text:span text:style-name="T360">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1"> </text:span><text:span text:style-name="T69">Afazeres</text:span><text:span text:style-name="T421">:</text:span></text:p>
      <text:p text:style-name="P14"><text:tab/><text:span text:style-name="T421">Situado na agenda fornece uma área de vuzualização de dados prescritos para o dia, podendo gerar alarmes, e reprensentando sua importância por cores.</text:span></text:p>
      <text:p text:style-name="P14">→<text:span text:style-name="T70">listaDeAfazeres</text:span><text:span text:style-name="T422">:</text:span></text:p>
      <text:p text:style-name="P14"><text:tab/><text:span text:style-name="T422">Apresenta em ordem cronologica dodos os afazeres marcados no calendario, além de permitir acesso aos sitemas de criação de afazeres.</text:span></text:p>
      <text:p text:style-name="P14">→<text:span text:style-name="T423"> </text:span><text:span text:style-name="T71">BuscaAfazer</text:span><text:span text:style-name="T423">:</text:span></text:p>
      <text:p text:style-name="P14"><text:tab/><text:span text:style-name="T423">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3"> s</text:span><text:span text:style-name="T40">istema de compartilhamento</text:span><text:span text:style-name="T363"> </text:span></text:p>
      <text:p text:style-name="P17"><text:tab/><text:span text:style-name="T363">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4"> </text:span><text:span text:style-name="T101">historicoDe</text:span><text:span text:style-name="T137">Comercio</text:span><text:span text:style-name="T454">:</text:span></text:p>
      <text:p text:style-name="P15"><text:tab/><text:span text:style-name="T454">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7"> </text:span><text:span text:style-name="T92">arrecadacoes</text:span><text:span text:style-name="T447">:</text:span></text:p>
      <text:p text:style-name="P15"><text:tab/><text:span text:style-name="T447">Demonstrativo de valores gastos e lucros obtidos subtraidos dos gastos extras e taxas externas.</text:span></text:p>
      <text:p text:style-name="P15">→<text:span text:style-name="T446"> </text:span><text:span text:style-name="T90">listaNegra</text:span><text:span text:style-name="T446">:</text:span></text:p>
      <text:p text:style-name="P15"><text:tab/><text:span text:style-name="T446">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7"> </text:span><text:span text:style-name="T81">listaDeMonitorados</text:span><text:span text:style-name="T437">:</text:span></text:p>
      <text:p text:style-name="P14"><text:tab/><text:span text:style-name="T437">Lista de todos os eventos que estão acontecendo e que precisam ser acompanhados em tempo real, tendo todos os eventos pessoais e os que o usuário participa.</text:span></text:p>
      <text:p text:style-name="P14">→<text:span text:style-name="T438"> </text:span><text:span text:style-name="T78">monitorUnidadeEvento</text:span><text:span text:style-name="T438">:</text:span></text:p>
      <text:p text:style-name="P14"><text:tab/><text:span text:style-name="T438">Tem como função apresentar todos os adados atualizados em tempo real do evento, tal como grafico de progeção, cheklist, lista de convidados.</text:span></text:p>
      <text:p text:style-name="P14">→<text:span text:style-name="T439"> </text:span><text:span text:style-name="T79">avaliacao</text:span><text:span text:style-name="T439">:</text:span></text:p>
      <text:p text:style-name="P14"><text:tab/><text:span text:style-name="T439">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0"> </text:span><text:span text:style-name="T80">monitorDePosicao</text:span><text:span text:style-name="T440">:</text:span></text:p>
      <text:p text:style-name="P14"><text:tab/><text:span text:style-name="T440">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0">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3"> </text:span><text:span text:style-name="T76">contratarExpancao</text:span><text:span text:style-name="T433">:</text:span></text:p>
      <text:p text:style-name="P40"><text:tab/><text:span text:style-name="T433">Sistema voltado para <text:s/>apreciação de contratos e servições internos do sistema como a expação dos expaço de memória do usuário, numero de amigos, etc.</text:span></text:p>
      <text:p text:style-name="P40">→<text:span text:style-name="T432"> </text:span><text:span text:style-name="T75">CarregarArquivo</text:span><text:span text:style-name="T432">:</text:span></text:p>
      <text:p text:style-name="P40"><text:tab/><text:span text:style-name="T432">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4">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4">→<text:span text:style-name="T497"> </text:span><text:span text:style-name="T135">criarSugestao</text:span><text:span text:style-name="T497">:</text:span></text:p>
      <text:p text:style-name="P124"><text:tab/><text:span text:style-name="T497">Permite ao proprietário da loja criar e editar sugestões de produtos para um cliente a partir de verificações da comparação de atividades de compra entre clientes similares.</text:span></text:p>
      <text:p text:style-name="P124">→<text:span text:style-name="T495"> </text:span><text:span text:style-name="T133">listaDeTransacoes</text:span><text:span text:style-name="T495">: </text:span></text:p>
      <text:p text:style-name="P124"><text:tab/><text:span text:style-name="T495">Registro de todas as transações concluídas pelo sistema sendo compras ou aluguéis, mantendo os dados do cliente e do produto comercializado, e seu tempo.</text:span></text:p>
      <text:p text:style-name="P124">→<text:span text:style-name="T492"> </text:span><text:span text:style-name="T130">loja.pagar:</text:span></text:p>
      <text:p text:style-name="P124"><text:tab/><text:span text:style-name="T492">Sistema que possibilita o pagamento de itens da loja ou do participante.</text:span></text:p>
      <text:p text:style-name="P124">→<text:span text:style-name="T492"> </text:span><text:span text:style-name="T130">PagarComCartão</text:span><text:span text:style-name="T492">:</text:span></text:p>
      <text:p text:style-name="P124"><text:tab/><text:span text:style-name="T492">Fornece um sistema de pagamentos com o cartão, tendo bandeiras diferenciadas e permitindo o pagamento tanto a vista, como parcelado além de pagamentos em débito ou crédito.</text:span></text:p>
      <text:p text:style-name="P124">→<text:span text:style-name="T493"> </text:span><text:span text:style-name="T131">EditorDeParcela</text:span><text:span text:style-name="T493">:</text:span></text:p>
      <text:p text:style-name="P126"><text:tab/><text:span text:style-name="T493">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3">→ </text:span><text:span text:style-name="T131">GerarComprovante</text:span><text:span text:style-name="T493">:</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4">Permite o pagamento de determinados produtos e serviços.</text:span></text:p>
      <text:p text:style-name="P124">→<text:span text:style-name="T488"> </text:span><text:span text:style-name="T129">listaDeClientes</text:span><text:span text:style-name="T488">:</text:span></text:p>
      <text:p text:style-name="P124"><text:tab/><text:span text:style-name="T488">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5"> </text:span><text:span text:style-name="T124">editarLDeDesejo</text:span><text:span text:style-name="T485">:</text:span></text:p>
      <text:p text:style-name="P124"><text:tab/><text:span text:style-name="T485">Permite salvar itens de loja para compra posterior ou revelar interesse em algum item a outros participantes do sistema, recebendo notificações quando o obj de desejo estiver em promoção.</text:span></text:p>
      <text:p text:style-name="P124">→<text:span text:style-name="T487"> </text:span><text:span text:style-name="T125">listaDeDesejos</text:span><text:span text:style-name="T487">:</text:span></text:p>
      <text:p text:style-name="P124"><text:tab/><text:span text:style-name="T487">Permite a criação de um sistema para compra e envio de itens da lista de desejo de algum participante, esse sistema tabém permite a identificação ou não do remetente, podendo anexa mensagens.</text:span></text:p>
      <text:p text:style-name="P123">→<text:span text:style-name="T455"> </text:span><text:span text:style-name="T102">editarProduto</text:span><text:span text:style-name="T455">:</text:span></text:p>
      <text:p text:style-name="P123"><text:tab/><text:span text:style-name="T455">sistema que permite a criação de um produto para ser ofertado na loja.</text:span></text:p>
      <text:p text:style-name="P123">→<text:span text:style-name="T458"> </text:span><text:span text:style-name="T106">listaDeProdutos</text:span><text:span text:style-name="T458">:</text:span></text:p>
      <text:p text:style-name="P123"><text:tab/><text:span text:style-name="T458">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8">E preço individuais do pedido ou produtos.</text:span></text:p>
      <text:p text:style-name="P128">→<text:span text:style-name="T469"> </text:span><text:span text:style-name="T113">listaDePedidos</text:span><text:span text:style-name="T469">:</text:span></text:p>
      <text:p text:style-name="P128"><text:tab/><text:span text:style-name="T469">Apresenta todos ous pedidos feitos incluindo os produtos que estão chegado e os que estão saindo tambem é possível verificar um dado produto no estoque.</text:span></text:p>
      <text:p text:style-name="P128">→<text:span text:style-name="T491"> </text:span><text:span text:style-name="T128">estoque</text:span><text:span text:style-name="T491">:</text:span></text:p>
      <text:p text:style-name="P128"><text:tab/><text:span text:style-name="T491">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2">podendo ser expresso ou normal, o expresso deve permitir a penalização do sirviço caso não saja entregue no horario combinado, o participante decide se pretende oferecer serviço de frete expresso</text:span></text:p>
      <text:p text:style-name="P127">→<text:span text:style-name="T463"> </text:span><text:span text:style-name="T108">contratarFrete</text:span><text:span text:style-name="T463">:</text:span></text:p>
      <text:p text:style-name="P127"><text:tab/><text:span text:style-name="T463">Oferece serviço de contratação de uma determinada entrega por um determinado preço </text:span></text:p>
      <text:p text:style-name="P127">→<text:span text:style-name="T466"> </text:span><text:span text:style-name="T111">cadastrarVeiculo</text:span><text:span text:style-name="T466">:</text:span></text:p>
      <text:p text:style-name="P127"><text:tab/><text:span text:style-name="T466">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7"> </text:span><text:span text:style-name="T112">listaDeVeiculosCadastrados</text:span><text:span text:style-name="T467">:</text:span></text:p>
      <text:p text:style-name="P127"><text:tab/><text:span text:style-name="T467">Apresenta todos os veiculos cadastrados, e dados como ultima e próxima revisão, multas etc.</text:span></text:p>
      <text:p text:style-name="P127">→<text:span text:style-name="T464"> </text:span><text:span text:style-name="T109">listaDeEntregas</text:span><text:span text:style-name="T464">:</text:span></text:p>
      <text:p text:style-name="P127"><text:s/><text:span text:style-name="T464">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5"> </text:span><text:span text:style-name="T110">editarFrete</text:span><text:span text:style-name="T465">:</text:span></text:p>
      <text:p text:style-name="P127"><text:tab/><text:span text:style-name="T465">Fornece um serviço de criação de transporte de mercadoria contendo um preço estipulado uma rota, essa que deve verificar os casos de asalto das ruas para evitar roubos, uma data de entrega podendo ser monitorada</text:span></text:p>
      <text:p text:style-name="P123">→<text:span text:style-name="T456"> </text:span><text:span text:style-name="T103">atendimentoAoCliente</text:span><text:span text:style-name="T456">:</text:span></text:p>
      <text:p text:style-name="P123"><text:tab/><text:span text:style-name="T456">Permite registrar as vendas feitas para os clientes podendo acompanhar, e auxiliar caso haja duvidadas do cliente, falicitando assim o acesso a garantias devoluções ressarcimento<text:tab/>etc.</text:span></text:p>
      <text:p text:style-name="P123">→<text:span text:style-name="T490"> </text:span><text:span text:style-name="T127">respostasEmGrupo</text:span><text:span text:style-name="T490">:</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7"> </text:span><text:span text:style-name="T134">justInTimeCommerc</text:span><text:span text:style-name="T457">:</text:span></text:p>
      <text:p text:style-name="P121"><text:tab/><text:span text:style-name="T457">Sistema de intrega turbo sujeito a avaliaçao do cliente.</text:span></text:p>
      <text:p text:style-name="P121">→<text:span text:style-name="T459"> </text:span><text:span text:style-name="T104">devolucoes</text:span><text:span text:style-name="T459">:</text:span></text:p>
      <text:p text:style-name="P121"><text:tab/><text:span text:style-name="T459">Via a qual o cliente insatisfeito poderá pedir devolução de algum item adiquirido deacordo com suas regras de garantia.</text:span></text:p>
      <text:p text:style-name="P121">→<text:span text:style-name="T459"> </text:span><text:span text:style-name="T104">ressarcimento</text:span><text:span text:style-name="T459">:</text:span></text:p>
      <text:p text:style-name="P121"><text:tab/><text:span text:style-name="T459">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60"> </text:span><text:span text:style-name="T105">tranzacoes</text:span><text:span text:style-name="T460">:</text:span></text:p>
      <text:p text:style-name="P119"><text:tab/><text:span text:style-name="T460">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0"> </text:span><text:span text:style-name="T73">Ipulsionamento</text:span><text:span text:style-name="T430">:</text:span></text:p>
      <text:p text:style-name="P13"><text:tab/><text:span text:style-name="T430">Apresenta um sistema de almento de vissualizações deve funcionar almentando o raio ou se aprofundando na armore de amigos do usuário.</text:span></text:p>
      <text:p text:style-name="P13">→<text:span text:style-name="T399"> </text:span><text:span text:style-name="T52">Convidados</text:span><text:span text:style-name="T399">:</text:span></text:p>
      <text:p text:style-name="P13"><text:tab/><text:span text:style-name="T399">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1"> </text:span><text:span text:style-name="T53">Gerador</text:span><text:span text:style-name="T58">AutomaticoDeEventos</text:span><text:span text:style-name="T401">:</text:span></text:p>
      <text:p text:style-name="P13"><text:tab/><text:span text:style-name="T40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3"> </text:span><text:span text:style-name="T56">Cardapios</text:span><text:span text:style-name="T403">:</text:span></text:p>
      <text:p text:style-name="P13"><text:tab/><text:span text:style-name="T403">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2">comcluida </text:span>do cardapio caso seja impresso ou como será visto em dispositivos, tabém permite o acesso ao visualizador de comandas.</text:p>
      <text:p text:style-name="P13">→<text:span text:style-name="T407"> </text:span><text:span text:style-name="T61">EditorDeReceita</text:span><text:span text:style-name="T407">:</text:span></text:p>
      <text:p text:style-name="P12"><text:tab/><text:span text:style-name="T407">permite a criação de receitas possibilitando anexar imagens vídeos e audios,. Permite adicionar a lista de receitas do usuário pode configurar como publica ou privada.</text:span></text:p>
      <text:p text:style-name="P12">→<text:span text:style-name="T413"> </text:span><text:span text:style-name="T65">VisualizadorDeReceitas</text:span><text:span text:style-name="T413">:</text:span></text:p>
      <text:p text:style-name="P12"><text:tab/><text:span text:style-name="T413">Permite a visualização da disposição do texto, vídeo, imagens e áudio que compõe a receita.</text:span></text:p>
      <text:p text:style-name="P12">→<text:span text:style-name="T416"> </text:span><text:span text:style-name="T67">ListaDeReceitas</text:span><text:span text:style-name="T416">:</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7">→ </text:span><text:span text:style-name="T61">EditorDePreço</text:span><text:span text:style-name="T407">:</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8">as buscas </text:span>por filtros. <text:span text:style-name="T414">Permite também adicionar na lista de a novas tags criadas na lista de categorias <text:s/>publicas.</text:span></text:p>
      <text:p text:style-name="P37">→<text:span text:style-name="T409"> </text:span><text:span text:style-name="T62">EditorDeLayout</text:span><text:span text:style-name="T409">:</text:span></text:p>
      <text:p text:style-name="P37"><text:tab/><text:span text:style-name="T409">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1"> </text:span><text:span text:style-name="T64">VisualizadorDeLayout</text:span><text:span text:style-name="T411">:</text:span></text:p>
      <text:p text:style-name="P37"><text:tab/><text:span text:style-name="T411">Permite vizualizar o layout concluido.</text:span></text:p>
      <text:p text:style-name="P37">→<text:span text:style-name="T417"> </text:span><text:span text:style-name="T68">ListaDeLayout</text:span><text:span text:style-name="T417">:</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1">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2">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5">→ Co<text:span text:style-name="T435">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2">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5"><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5"><text:tab/>ApresentaTodos os fornecedores que contratados e seus respectivos produtos. <text:span text:style-name="T461">Cadastrados ou não no sitema.</text:span></text:p>
      <text:p text:style-name="P36"><text:span text:style-name="T170">→ </text:span><text:span text:style-name="T3">listaDeServidores</text:span><text:span text:style-name="T170">:</text:span></text:p>
      <text:p text:style-name="P115"><text:tab/>Lista todos os participantes estáticos e dinâmico que estão no evento, permitindo a alteração do estatus de um participante de estático para dinâmico e virse e versa.</text:p>
      <text:p text:style-name="P113">→<text:span text:style-name="T357"> </text:span><text:span text:style-name="T33">rascunho de propagandas</text:span></text:p>
      <text:p text:style-name="P113"><text:tab/><text:span text:style-name="T358">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4">→</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9">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4">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87"><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6"><text:tab/>* <text:span text:style-name="T158">preciso organizar melhor as fichas especificas para os </text:span><text:span text:style-name="T229">participante</text:span></text:p>
      <text:p text:style-name="P185">.</text:p>
      <text:p text:style-name="P184"/>
      <text:p text:style-name="P190"><text:tab/><text:span text:style-name="T146">Sobre: área para uma breve descrição do que é a empresa o com o que trabalha, permitindo uma imagem logo.</text:span></text:p>
      <text:p text:style-name="P190"/>
      <text:p text:style-name="P191"><text:tab/><text:span text:style-name="T147">Conexão para os parceiros do </text:span><text:span text:style-name="T229">participante</text:span><text:span text:style-name="T147">.</text:span></text:p>
      <text:p text:style-name="P190"/>
      <text:p text:style-name="P190"><text:tab/><text:span text:style-name="T148">Certificações e/ou dados profissional e/ou curriculum empresarial.</text:span></text:p>
      <text:p text:style-name="P184"/>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4743052215860116747" text:style-name="L2">
        <text:list-item>
          <text:p text:style-name="P235">números de <text:span text:style-name="T321">participantes</text:span> atingidos.</text:p>
        </text:list-item>
        <text:list-item>
          <text:p text:style-name="P195">Língua do local de exibção da propaganda</text:p>
        </text:list-item>
        <text:list-item>
          <text:p text:style-name="P196">características dos <text:span text:style-name="T321">participantes</text:span> atingidos.</text:p>
        </text:list-item>
        <text:list-item>
          <text:p text:style-name="P196"><text:s/>renda dos <text:span text:style-name="T321">participantes</text:span> atingidos.</text:p>
        </text:list-item>
        <text:list-item>
          <text:p text:style-name="P196"><text:s/>região dos <text:span text:style-name="T321">participantes</text:span> atingidos.</text:p>
        </text:list-item>
        <text:list-item>
          <text:p text:style-name="P196"><text:s/>tipo de investimento de <text:span text:style-name="T321">participantes</text:span> atingidos.</text:p>
        </text:list-item>
        <text:list-item>
          <text:p text:style-name="P197"><text:s/>proximidade dos <text:span text:style-name="T321">participantes</text:span> atingidos.</text:p>
        </text:list-item>
        <text:list-item>
          <text:p text:style-name="P198"><text:s/>idade dos <text:span text:style-name="T321">participantes</text:span> atingidos.</text:p>
        </text:list-item>
        <text:list-item>
          <text:p text:style-name="P199">Conexões/contatos dos <text:span text:style-name="T229">participante</text:span> atingidos.</text:p>
        </text:list-item>
        <text:list-item>
          <text:p text:style-name="P238">Número de conexões do participante</text:p>
        </text:list-item>
      </text:list>
      <text:p text:style-name="P1"/>
      <text:p text:style-name="P173">ficha de agenda:</text:p>
      <text:p text:style-name="P112"><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2"/>
      <text:p text:style-name="P110"><text:tab/>→ <text:span text:style-name="T324">D</text:span>espertador</text:p>
      <text:p text:style-name="P108"><text:tab/>→ <text:span text:style-name="T324">Sistema de pesquisa climática.</text:span></text:p>
      <text:p text:style-name="P107"><text:tab/>→<text:span text:style-name="T328"> Curva de evolução de eventos.</text:span></text:p>
      <text:p text:style-name="P106"><text:tab/>→ Chat </text:p>
      <text:p text:style-name="P86"><text:tab/>→<text:span text:style-name="T330"> M</text:span>onitoramento de eventos múltiplos.</text:p>
      <text:p text:style-name="P85"><text:tab/>→<text:span text:style-name="T331">Editor de histórico de publicações.</text:span></text:p>
      <text:p text:style-name="P105"><text:tab/><text:span text:style-name="T323">→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2">Apresenta uma projeção dos lucros que seriam obtidos, se houvesse lucros significativos</text:span>.</text:p>
      <text:p text:style-name="P73"><text:tab/><text:span text:style-name="T166">Descrição:</text:span></text:p>
      <text:p text:style-name="P73"><text:tab/><text:span text:style-name="T166">dados do evento:</text:span></text:p>
      <text:list xml:id="list1077727499658490397" text:style-name="L3">
        <text:list-item>
          <text:p text:style-name="P236">Telefone dos envolvidos.</text:p>
        </text:list-item>
        <text:list-item>
          <text:p text:style-name="P200">Descrição formal.</text:p>
        </text:list-item>
        <text:list-item>
          <text:p text:style-name="P201">Número de <text:span text:style-name="T321">participantes estáticos</text:span> → este deve ser preenchido pelo sistema.</text:p>
        </text:list-item>
        <text:list-item>
          <text:p text:style-name="P202">Local → este deve ser preenchido pelo sistema.</text:p>
        </text:list-item>
        <text:list-item>
          <text:p text:style-name="P203">Gastos.</text:p>
        </text:list-item>
        <text:list-item>
          <text:p text:style-name="P206">Estimativa de lucros, e os lucros.</text:p>
        </text:list-item>
        <text:list-item>
          <text:p text:style-name="P206">Cardápio → Formatado para impressão.</text:p>
        </text:list-item>
        <text:list-item>
          <text:p text:style-name="P204">Propagandas externas/internas → <text:span text:style-name="T321">participantes</text:span> <text:span text:style-name="T322">alvos que</text:span> tenham financiado <text:s/>para garantir espaço de publicações.</text:p>
        </text:list-item>
        <text:list-item>
          <text:p text:style-name="P205">Temática do evento → dia das bruxas, baile de mascaras, coffee break, etc.</text:p>
        </text:list-item>
        <text:list-item>
          <text:p text:style-name="P207">Meta dados.</text:p>
        </text:list-item>
        <text:list-item>
          <text:p text:style-name="P208"><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09">Alugueis e serviços contratados.</text:p>
        </text:list-item>
        <text:list-item>
          <text:p text:style-name="P210">Produtos comercializáveis durante o evento.</text:p>
        </text:list-item>
      </text:list>
      <text:p text:style-name="P72"/>
      <text:p text:style-name="P172">Ficha de múltiplo monitoramento:</text:p>
      <text:p text:style-name="P171"><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4"/>
      <text:p text:style-name="P103"><text:tab/>→Curva de evolução de evento.</text:p>
      <text:p text:style-name="P170"><text:tab/><text:span text:style-name="T171">→Habilitar o sistema de avaliação.</text:span></text:p>
      <text:p text:style-name="P84"><text:tab/>→<text:span text:style-name="T168">Habilitar sistema de confirmação de presença.</text:span></text:p>
      <text:p text:style-name="P82"><text:tab/>→<text:span text:style-name="T169">Notificações de roubo.</text:span></text:p>
      <text:p text:style-name="P82"><text:tab/>→<text:span text:style-name="T299">Checklis.</text:span></text:p>
      <text:p text:style-name="P83"><text:tab/>→<text:span text:style-name="T317">vitrine.</text:span></text:p>
      <text:p text:style-name="P82"/>
      <text:p text:style-name="P169">Ficha Editor de eventos.</text:p>
      <text:p text:style-name="P167"><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text:span><text:soft-page-break/><text:span text:style-name="T177">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6"><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68"><text:span text:style-name="T204">O </text:span><text:span text:style-name="T170">checkliste é adicionado a agenda.</text:span></text:p>
      <text:p text:style-name="P102"><text:tab/></text:p>
      <text:p text:style-name="P165"><text:span text:style-name="T172"><text:tab/>→ </text:span><text:span text:style-name="T180">C</text:span><text:span text:style-name="T173">hecklist.</text:span></text:p>
      <text:p text:style-name="P165"><text:span text:style-name="T173"><text:tab/>→</text:span><text:span text:style-name="T174"> </text:span><text:span text:style-name="T180">S</text:span><text:span text:style-name="T174">istema de notificação de roubos ou danos materiais.</text:span></text:p>
      <text:p text:style-name="P101"><text:tab/>→ Lista de múltiplos eventos.</text:p>
      <text:p text:style-name="P165"><text:span text:style-name="T175"><text:tab/>→ </text:span><text:span text:style-name="T180">Editor de cardápio.</text:span></text:p>
      <text:p text:style-name="P165"><text:span text:style-name="T176"><text:tab/>→ </text:span><text:span text:style-name="T181">Caixa de sugestões.</text:span></text:p>
      <text:p text:style-name="P164"><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3"><text:span text:style-name="T181"><text:tab/>→ Capita</text:span><text:span text:style-name="T183">dor de receita, para comparação </text:span><text:span text:style-name="T184">entre o investido e o lucro</text:span><text:span text:style-name="T183">.</text:span></text:p>
      <text:p text:style-name="P162"><text:span text:style-name="T181"><text:tab/>→</text:span><text:span text:style-name="T187"> G</text:span><text:span text:style-name="T186">erenciador de maketing.</text:span></text:p>
      <text:p text:style-name="P161"><text:span text:style-name="T181"><text:tab/>→ </text:span><text:span text:style-name="T188">Vitrine </text:span><text:span text:style-name="T189">.</text:span></text:p>
      <text:list xml:id="list1443861248378349555" text:style-name="L4">
        <text:list-item>
          <text:p text:style-name="P237"/>
        </text:list-item>
        <text:list-item>
          <text:p text:style-name="P211"/>
        </text:list-item>
      </text:list>
      <text:p text:style-name="P159"><text:span text:style-name="T170"><text:tab/>→</text:span><text:span text:style-name="T197"> </text:span><text:span text:style-name="T192">Editor de contratos.</text:span></text:p>
      <text:p text:style-name="P160"><text:span text:style-name="T191"><text:tab/>→ </text:span><text:span text:style-name="T196">Múltiplos monitoramentos.</text:span></text:p>
      <text:p text:style-name="P159"><text:span text:style-name="T193"><text:tab/>→</text:span><text:span text:style-name="T194"> Simulador.</text:span></text:p>
      <text:p text:style-name="P159"><text:span text:style-name="T194">→</text:span><text:span text:style-name="T262"> </text:span><text:span text:style-name="T426">Gerador</text:span><text:span text:style-name="T262">:</text:span></text:p>
      <text:p text:style-name="P159"><text:span text:style-name="T262"><text:tab/>Gera com base em dados, bem sucedidos, novos eventos </text:span><text:span text:style-name="T263">propagandas etc.</text:span><text:span text:style-name="T262"> </text:span></text:p>
      <text:p text:style-name="P159"><text:span text:style-name="T263">→</text:span><text:span text:style-name="T264"> </text:span><text:span text:style-name="T427">ReculperaDados</text:span><text:span text:style-name="T264">:</text:span></text:p>
      <text:p text:style-name="P100"><text:tab/>Recupera os dados para do usuário ou de todos os participantes do sistema fazendo buscas seletivas como média moda, média ponderada etc.</text:p>
      <text:p text:style-name="P159"><text:span text:style-name="T264">→</text:span><text:span text:style-name="T265"> </text:span><text:span text:style-name="T428">GeraGrafico</text:span><text:span text:style-name="T265">:</text:span></text:p>
      <text:p text:style-name="P99"><text:tab/>Apresenta um gráficos gerados apartir dos dados recuperados podendo cria situações hipotéticas alterando os graficos manualmente.</text:p>
      <text:p text:style-name="P99">→<text:span text:style-name="T448"> </text:span><text:span text:style-name="T93">EventoGraficoMaxMin</text:span><text:span text:style-name="T448">:</text:span></text:p>
      <text:p text:style-name="P99"><text:tab/><text:span text:style-name="T449">apresenta o maximo e minimo atingivel apartir dos dados recohidos durante o evento.</text:span></text:p>
      <text:p text:style-name="P99">→<text:span text:style-name="T449"> </text:span><text:span text:style-name="T94">maximizar</text:span><text:span text:style-name="T449">:</text:span></text:p>
      <text:p text:style-name="P99"><text:tab/><text:span text:style-name="T449">Permite alterar o rumo do evento durante a execulção do mesmo, alterando o checlist para garantir a execulção dos novos serviços oferecidos.</text:span></text:p>
      <text:p text:style-name="P159"><text:span text:style-name="T265">→</text:span><text:span text:style-name="T266"> </text:span><text:span text:style-name="T429">Avaliador</text:span><text:span text:style-name="T266">:</text:span></text:p>
      <text:p text:style-name="P98"><text:tab/>Capta os dados recuperados comparando com os dados introduzidos pelo sistema afim de ch<text:span text:style-name="T450">e</text:span>gar em um denominador comum.</text:p>
      <text:p text:style-name="P159"><text:span text:style-name="T194">→</text:span><text:span text:style-name="T261"> </text:span><text:span text:style-name="T420">criarIngresso</text:span><text:span text:style-name="T261">:</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9"><text:span text:style-name="T194">→</text:span><text:span text:style-name="T258"> </text:span><text:span text:style-name="T405">ListaDeIngressos</text:span><text:span text:style-name="T258">:</text:span></text:p>
      <text:p text:style-name="P95"><text:tab/>Sistema que permite apresentar todos os ingressos cadastrados, do participante e ingressos publicos listando primeiro os impulsionados e os com maior n<text:span text:style-name="T418">ú</text:span>mero de estrelas. <text:span text:style-name="T419">Quando utilizados devem fornercer estrelas para seu criador</text:span></text:p>
      <text:p text:style-name="P94">→<text:span text:style-name="T402"> </text:span><text:span text:style-name="T54">VisualizadorDeEvento</text:span><text:span text:style-name="T402">:</text:span></text:p>
      <text:p text:style-name="P94"><text:tab/><text:span text:style-name="T40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8">→ CalculadoraDeLucro:</text:p>
      <text:p text:style-name="P158"><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3">→<text:span text:style-name="T415"> </text:span><text:span text:style-name="T66">ListaDeCardapio</text:span><text:span text:style-name="T415">:</text:span></text:p>
      <text:p text:style-name="P92"><text:tab/><text:span text:style-name="T415">Consiste em mostrar todas os cardapios cadastrados no sistema pelo usuário e tabém os cardapios públicos, podendo ser selecionados, e permitindo acesso para edição de acordo com o nível de permição do usuário com o cardapio. </text:span><text:s/><text:span text:style-name="T419">Q</text:span>uando utilizados devem fornercer estrelas para seu criador.</text:p>
      <text:p text:style-name="P157">Ficha de sumuladores.</text:p>
      <text:p text:style-name="P157"><text:tab/>→<text:span text:style-name="T314"> </text:span><text:span text:style-name="T200">Deve conter um editor de </text:span><text:span text:style-name="T201">eventos com os seguintes itens:</text:span></text:p>
      <text:p text:style-name="P157"><text:span text:style-name="T201"><text:tab/>→</text:span><text:span text:style-name="T206"> monitor - toda via esse usará dados criados pelo sistema </text:span><text:span text:style-name="T207">de similação.</text:span></text:p>
      <text:list xml:id="list7404755269603163302" text:style-name="L5">
        <text:list-item>
          <text:p text:style-name="P213">Simular engarrafamento nas rotas dos participantes dinâmicos.</text:p>
        </text:list-item>
        <text:list-item>
          <text:p text:style-name="P213">Simula ausência de confirmação de participante dinâmico.</text:p>
        </text:list-item>
        <text:list-item>
          <text:p text:style-name="P214">Simular alteração de rota de todos os participantes.</text:p>
        </text:list-item>
        <text:list-item>
          <text:p text:style-name="P214">Simular abastecimento imprevisto durante o acontecimento do evento.</text:p>
        </text:list-item>
        <text:list-item>
          <text:p text:style-name="P214">Simular acréscimo/decréscimo de participantes durante o evento.</text:p>
        </text:list-item>
        <text:list-item>
          <text:p text:style-name="P215"><text:span text:style-name="T315">Simulação </text:span>de publicidades.</text:p>
        </text:list-item>
        <text:list-item>
          <text:p text:style-name="P216">Simular outros eventos acontecendo.</text:p>
        </text:list-item>
        <text:list-item>
          <text:p text:style-name="P216">Simula n<text:span text:style-name="T316">í</text:span>vel de pessoas.</text:p>
        </text:list-item>
        <text:list-item>
          <text:p text:style-name="P217">Simulador de tempo.</text:p>
        </text:list-item>
      </text:list>
      <text:p text:style-name="P82"><text:tab/></text:p>
      <text:p text:style-name="P156">Ficha checklist</text:p>
      <text:p text:style-name="P156"><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0">Campos de maior importância:</text:p>
      <text:list xml:id="list8542850970363613737" text:style-name="L6">
        <text:list-item>
          <text:p text:style-name="P218">participante dinâmicos</text:p>
        </text:list-item>
        <text:list-item>
          <text:p text:style-name="P218">participantes alvo</text:p>
        </text:list-item>
        <text:list-item>
          <text:p text:style-name="P218">número de participantes estáticos</text:p>
        </text:list-item>
        <text:list-item>
          <text:p text:style-name="P218">aluguéis</text:p>
        </text:list-item>
        <text:list-item>
          <text:p text:style-name="P220">serviços</text:p>
        </text:list-item>
        <text:list-item>
          <text:p text:style-name="P219">cardápio</text:p>
        </text:list-item>
        <text:list-item>
          <text:p text:style-name="P221">propagandas</text:p>
        </text:list-item>
        <text:list-item>
          <text:p text:style-name="P222">orçamento</text:p>
        </text:list-item>
        <text:list-item>
          <text:p text:style-name="P222">lucro</text:p>
          <text:p text:style-name="P223"/>
        </text:list-item>
      </text:list>
      <text:p text:style-name="P155">Ficha de editor de cardápio</text:p>
      <text:p text:style-name="P155"><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1"/>
      <text:list xml:id="list2654145941653862431" text:style-name="L7">
        <text:list-item>
          <text:p text:style-name="P224">autor</text:p>
        </text:list-item>
        <text:list-item>
          <text:p text:style-name="P224">empresa</text:p>
        </text:list-item>
        <text:list-item>
          <text:p text:style-name="P224">titulo</text:p>
        </text:list-item>
        <text:list-item>
          <text:p text:style-name="P224">descrição</text:p>
        </text:list-item>
        <text:list-item>
          <text:p text:style-name="P224">ingredientes</text:p>
        </text:list-item>
        <text:list-item>
          <text:p text:style-name="P224">modo de preparo</text:p>
        </text:list-item>
        <text:list-item>
          <text:p text:style-name="P224">guarnições</text:p>
        </text:list-item>
        <text:list-item>
          <text:p text:style-name="P224">maneria de consumo</text:p>
        </text:list-item>
        <text:list-item>
          <text:p text:style-name="P224">dados extras</text:p>
        </text:list-item>
      </text:list>
      <text:p text:style-name="P74"/>
      <text:p text:style-name="P154"/>
      <text:p text:style-name="P153">Ficha de avaliação</text:p>
      <text:p text:style-name="P90"><text:tab/>Esse modulo deve apresentar para um participante uma lista de características básicas, e um editor de pontuação, podendo se estender através de tagsf</text:p>
      <text:p text:style-name="P179">características básicas:</text:p>
      <text:list xml:id="list2075412022470975523" text:style-name="L8">
        <text:list-item>
          <text:p text:style-name="P225">pontualidade</text:p>
        </text:list-item>
        <text:list-item>
          <text:p text:style-name="P225">organização</text:p>
        </text:list-item>
        <text:list-item>
          <text:p text:style-name="P226">entendimento das funções a serem exercidas</text:p>
        </text:list-item>
        <text:list-item>
          <text:p text:style-name="P227">honestidade</text:p>
        </text:list-item>
        <text:list-item>
          <text:p text:style-name="P228">velocidade</text:p>
        </text:list-item>
        <text:list-item>
          <text:p text:style-name="P228">confiabilidade</text:p>
        </text:list-item>
        <text:list-item>
          <text:p text:style-name="P229">multidisciplinaridade</text:p>
        </text:list-item>
      </text:list>
      <text:p text:style-name="P75"/>
      <text:p text:style-name="P75">além do espaço para tags avaliativas, os tags com muito uso serão anexadas as características básicas.</text:p>
      <text:p text:style-name="P75"/>
      <text:p text:style-name="P151">Ficha vitrine</text:p>
      <text:p text:style-name="P151"><text:tab/><text:span text:style-name="T244">Tem como principal características apresentar os participantes da rede de modo a facilitar a preenchimento de uma solicitação para um evento, estes podendo serem separados por classe, custos etc.</text:span></text:p>
      <text:p text:style-name="P151"><text:span text:style-name="T170"><text:tab/></text:span><text:span text:style-name="T244">características de ordenação da busca na vitrine</text:span></text:p>
      <text:list xml:id="list2682450944875355632" text:style-name="L9">
        <text:list-item>
          <text:p text:style-name="P233"><text:span text:style-name="T190">M</text:span><text:span text:style-name="T243">elhor aparência.</text:span></text:p>
        </text:list-item>
        <text:list-item>
          <text:p text:style-name="P212">Idade mais adequada.</text:p>
        </text:list-item>
        <text:list-item>
          <text:p text:style-name="P230">Participante projetado por publicações.</text:p>
        </text:list-item>
        <text:list-item>
          <text:p text:style-name="P230">Compradores de publicidade. </text:p>
        </text:list-item>
      </text:list>
      <text:list xml:id="list5982193929063970587" text:style-name="L10">
        <text:list-item>
          <text:p text:style-name="P232">Colaboradores por benefícios cedidos.</text:p>
        </text:list-item>
        <text:list-item>
          <text:p text:style-name="P232">Investidores.</text:p>
        </text:list-item>
        <text:list-item>
          <text:p text:style-name="P231">Com melhor avaliação.</text:p>
        </text:list-item>
        <text:list-item>
          <text:p text:style-name="P231">Com o maior número de indicações.</text:p>
        </text:list-item>
        <text:list-item>
          <text:p text:style-name="P231">Com maior número de eventos.</text:p>
        </text:list-item>
        <text:list-item>
          <text:p text:style-name="P234"><text:span text:style-name="T170">Com o maior número de </text:span><text:span text:style-name="T190">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10">Lista de itens comercializáveis com seu respectivos valores em uma miniatura de forma que seja possível acessar a pagina de finalização de vedas.</text:span></text:p>
      <text:p text:style-name="P81"><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5">Seleção de categorias, onde será descrito características como faixa de preço, boa avaliação do produto (por participante ou pelo vendedor), marcas, pelo preço, pela relevância, etc.</text:span></text:p>
      <text:p text:style-name="P81"><text:tab/>→<text:span text:style-name="T320"> Promoções da loja, esses produtos serão acessíveis de fora da loja.</text:span></text:p>
      <text:p text:style-name="P81"><text:tab/>→<text:span text:style-name="T320"> Propagandas do sistema.</text:span><text:tab/><text:tab/><text:tab/></text:p>
      <text:p text:style-name="P81"><text:tab/>→<text:span text:style-name="T320"> Devoluções extraordinárias.</text:span></text:p>
      <text:p text:style-name="P87"><text:tab/>→JustInTimeCom<text:span text:style-name="T313">m</text:span>erce – comercialização e atendimento rápido onde a loja se compromete a entregar um produto em um tempo muito curto, podendo ser penalizada caso não entregue no tempo contratado.</text:p>
      <text:p text:style-name="P81"><text:tab/>→<text:span text:style-name="T301"> Controle de estoque.</text:span></text:p>
      <text:p text:style-name="P81"><text:tab/>→<text:span text:style-name="T301"> Cadastro de itens.</text:span></text:p>
      <text:p text:style-name="P81"><text:tab/>→<text:span text:style-name="T302"> Atendimento ao cliente.</text:span></text:p>
      <text:p text:style-name="P81"><text:tab/>→<text:span text:style-name="T303"> Aluguel.</text:span></text:p>
      <text:p text:style-name="P81"><text:tab/>→<text:span text:style-name="T304"> Serviços.</text:span></text:p>
      <text:p text:style-name="P81"><text:tab/>→<text:span text:style-name="T307"> Frete.</text:span></text:p>
      <text:p text:style-name="P81"><text:tab/>→<text:span text:style-name="T333">Formatos de vendas, exemplo: listas de casamento, carrinho de compras, lista de desejos exposta a participantes.</text:span></text:p>
      <text:p text:style-name="P81"><text:s/><text:tab/><text:span text:style-name="T334">Deve-se apresentar o número de visitas, quais palavras mais buscadas na rede</text:span></text:p>
      <text:p text:style-name="P178">extras:</text:p>
      <text:p text:style-name="P80">*(1) possível hierarquia <text:span text:style-name="T364">entre</text:span> os objetos.</text:p>
      <text:p text:style-name="P80"/>
      <text:p text:style-name="P152">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4">é</text:span>m de mostrar um gr<text:span text:style-name="T394">á</text:span>fico que contenha o alcanse/tempo da propaganda com e sem o investimento, <text:span text:style-name="T394">usuários que estiverem no alcance do raio receberá a propaganda no outdoor</text:span>.</text:p>
      <text:p text:style-name="P77">4 <text:span text:style-name="T347">Indivíduos, não cadastrados, terão apenas o serviço de</text:span><text:span text:style-name="T366"> criação de eventos com a possibilidade de acesso a vitrine apresentando apenas os profissionais pouco requisitados,</text:span><text:span text:style-name="T347"> esses eventos funcionaram apenas como exemplo sendo impossível a finalização sem o cadastro que deve ser apresentado ao termino da </text:span><text:span text:style-name="T366">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6"><text:span text:style-name="T347">5 </text:span><text:span text:style-name="T33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8">capaz</text:span> de guardar dados de eventos para criar grupo<text:span text:style-name="T479">s</text:span> de estátisticas afim de maximizar eventos internos do sistema.</text:p>
      <text:p text:style-name="P142">9 Indicadores de eventos devem sugerir a melhor e <text:span text:style-name="T480">a </text:span>mais <text:span text:style-name="T480">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4">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147">18 uso de royalties para receitas.</text:p>
      <text:p text:style-name="P148">19 layout mudou para design</text:p>
      <text:p text:style-name="P149">20 ac<text:span text:style-name="T499">a</text:span>bo de verificar a necessidade de verificar o qr code para promoções essa verificação ainda não se encontra no diagrama de caso de uso</text:p>
      <text:p text:style-name="P150">21 quando um usuário tiver alguma dúvida um grupo de discussão deve ser criado para auxiliálo.</text:p>
      <text:p text:style-name="P188">Lembrete: criar o ator externo e ajustar os diagramas</text:p>
      <text:p text:style-name="P192"/>
      <text:p text:style-name="P189"/>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4-10T10:16:35.922332045</dc:date>
    <meta:editing-duration>P5DT23H29M33S</meta:editing-duration>
    <meta:editing-cycles>997</meta:editing-cycles>
    <meta:generator>LibreOffice/5.1.6.2$Linux_X86_64 LibreOffice_project/10m0$Build-2</meta:generator>
    <meta:document-statistic meta:table-count="0" meta:image-count="0" meta:object-count="0" meta:page-count="4" meta:paragraph-count="537" meta:word-count="8128" meta:character-count="53683" meta:non-whitespace-character-count="45829"/>
  </office:meta>
</office:document-meta>
</file>